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Textbody" style:master-page-name="MP0" style:family="paragraph">
      <style:paragraph-properties fo:break-before="page"/>
      <style:text-properties fo:font-weight="bold" style:font-weight-asian="bold" fo:color="#000000"/>
    </style:style>
    <style:style style:name="T2" style:parent-style-name="DefaultParagraphFont" style:family="text">
      <style:text-properties fo:color="#000000"/>
    </style:style>
    <style:style style:name="T3" style:parent-style-name="DefaultParagraphFont" style:family="text">
      <style:text-properties fo:color="#000000"/>
    </style:style>
    <style:style style:name="T4" style:parent-style-name="DefaultParagraphFont" style:family="text">
      <style:text-properties fo:color="#000000"/>
    </style:style>
    <style:style style:name="T5" style:parent-style-name="DefaultParagraphFont" style:family="text">
      <style:text-properties fo:font-style="italic" style:font-style-asian="italic" fo:color="#000000"/>
    </style:style>
    <style:style style:name="T6" style:parent-style-name="DefaultParagraphFont" style:family="text">
      <style:text-properties fo:color="#000000"/>
    </style:style>
    <style:style style:name="T7" style:parent-style-name="DefaultParagraphFont" style:family="text">
      <style:text-properties fo:color="#000000"/>
    </style:style>
    <style:style style:name="T8" style:parent-style-name="DefaultParagraphFont" style:family="text">
      <style:text-properties fo:color="#000000"/>
    </style:style>
    <style:style style:name="T9" style:parent-style-name="DefaultParagraphFont" style:family="text">
      <style:text-properties fo:color="#000000"/>
    </style:style>
    <style:style style:name="T10" style:parent-style-name="DefaultParagraphFont" style:family="text">
      <style:text-properties fo:color="#000000"/>
    </style:style>
    <style:style style:name="T11" style:parent-style-name="DefaultParagraphFont" style:family="text">
      <style:text-properties fo:color="#000000"/>
    </style:style>
    <style:style style:name="T12" style:parent-style-name="DefaultParagraphFont" style:family="text">
      <style:text-properties fo:color="#000000"/>
    </style:style>
    <style:style style:name="T13" style:parent-style-name="DefaultParagraphFont" style:family="text">
      <style:text-properties fo:color="#000000"/>
    </style:style>
    <style:style style:name="T14" style:parent-style-name="DefaultParagraphFont" style:family="text">
      <style:text-properties fo:color="#000000"/>
    </style:style>
    <style:style style:name="T15" style:parent-style-name="DefaultParagraphFont" style:family="text">
      <style:text-properties fo:color="#000000"/>
    </style:style>
    <style:style style:name="T16" style:parent-style-name="DefaultParagraphFont" style:family="text">
      <style:text-properties fo:color="#000000"/>
    </style:style>
    <style:style style:name="T17" style:parent-style-name="DefaultParagraphFont" style:family="text">
      <style:text-properties fo:color="#000000"/>
    </style:style>
    <style:style style:name="T18" style:parent-style-name="DefaultParagraphFont" style:family="text">
      <style:text-properties fo:color="#000000"/>
    </style:style>
    <style:style style:name="T19" style:parent-style-name="DefaultParagraphFont" style:family="text">
      <style:text-properties fo:color="#000000"/>
    </style:style>
    <style:style style:name="T20" style:parent-style-name="DefaultParagraphFont" style:family="text">
      <style:text-properties fo:color="#000000"/>
    </style:style>
    <style:style style:name="T21" style:parent-style-name="DefaultParagraphFont" style:family="text">
      <style:text-properties fo:color="#000000"/>
    </style:style>
    <style:style style:name="T22" style:parent-style-name="DefaultParagraphFont" style:family="text">
      <style:text-properties fo:color="#000000"/>
    </style:style>
    <style:style style:name="T23" style:parent-style-name="DefaultParagraphFont" style:family="text">
      <style:text-properties fo:color="#000000"/>
    </style:style>
    <style:style style:name="T24" style:parent-style-name="DefaultParagraphFont" style:family="text">
      <style:text-properties fo:color="#000000"/>
    </style:style>
    <style:style style:name="T25" style:parent-style-name="DefaultParagraphFont" style:family="text">
      <style:text-properties fo:color="#000000"/>
    </style:style>
    <style:style style:name="T26" style:parent-style-name="DefaultParagraphFont" style:family="text">
      <style:text-properties fo:color="#000000"/>
    </style:style>
    <style:style style:name="P27" style:parent-style-name="Textbody" style:family="paragraph">
      <style:paragraph-properties fo:text-indent="0.4923in"/>
    </style:style>
    <style:style style:name="T28" style:parent-style-name="DefaultParagraphFont" style:family="text">
      <style:text-properties fo:color="#000000"/>
    </style:style>
    <style:style style:name="P29" style:parent-style-name="Textbody" style:family="paragraph">
      <style:paragraph-properties fo:text-indent="0.4923in"/>
    </style:style>
    <style:style style:name="P30" style:parent-style-name="Textbody" style:family="paragraph">
      <style:paragraph-properties fo:text-indent="0.4923in"/>
    </style:style>
    <style:style style:name="P31" style:parent-style-name="Textbody" style:family="paragraph">
      <style:paragraph-properties fo:text-indent="0.4923in"/>
    </style:style>
    <style:style style:name="P32" style:parent-style-name="Textbody" style:family="paragraph">
      <style:text-properties fo:color="#000000"/>
    </style:style>
    <style:style style:name="T33" style:parent-style-name="DefaultParagraphFont" style:family="text">
      <style:text-properties fo:color="#000000"/>
    </style:style>
    <style:style style:name="T34" style:parent-style-name="DefaultParagraphFont" style:family="text">
      <style:text-properties fo:color="#343434" fo:background-color="#FFFFFF"/>
    </style:style>
    <style:style style:name="T35" style:parent-style-name="DefaultParagraphFont" style:family="text">
      <style:text-properties fo:color="#343434" fo:background-color="#FFFFFF"/>
    </style:style>
    <style:style style:name="T36" style:parent-style-name="DefaultParagraphFont" style:family="text">
      <style:text-properties fo:color="#343434" fo:background-color="#FFFFFF"/>
    </style:style>
    <style:style style:name="T37" style:parent-style-name="DefaultParagraphFont" style:family="text">
      <style:text-properties fo:color="#343434" fo:background-color="#FFFFFF"/>
    </style:style>
    <style:style style:name="T38" style:parent-style-name="DefaultParagraphFont" style:family="text">
      <style:text-properties fo:color="#343434" fo:background-color="#FFFFFF"/>
    </style:style>
    <style:style style:name="T39" style:parent-style-name="DefaultParagraphFont" style:family="text">
      <style:text-properties fo:color="#343434" fo:background-color="#FFFFFF"/>
    </style:style>
    <style:style style:name="T40" style:parent-style-name="DefaultParagraphFont" style:family="text">
      <style:text-properties fo:color="#000000"/>
    </style:style>
    <style:style style:name="T41" style:parent-style-name="DefaultParagraphFont" style:family="text">
      <style:text-properties fo:color="#000080"/>
    </style:style>
    <style:style style:name="T42" style:parent-style-name="DefaultParagraphFont" style:family="text">
      <style:text-properties fo:color="#000080"/>
    </style:style>
    <style:style style:name="T43" style:parent-style-name="DefaultParagraphFont" style:family="text">
      <style:text-properties fo:color="#000080"/>
    </style:style>
    <style:style style:name="T44" style:parent-style-name="DefaultParagraphFont" style:family="text">
      <style:text-properties fo:color="#000000"/>
    </style:style>
    <style:style style:name="T45" style:parent-style-name="DefaultParagraphFont" style:family="text">
      <style:text-properties fo:color="#000000"/>
    </style:style>
    <style:style style:name="T46" style:parent-style-name="DefaultParagraphFont" style:family="text">
      <style:text-properties fo:font-style="italic" style:font-style-asian="italic" fo:color="#000000"/>
    </style:style>
    <style:style style:name="T47" style:parent-style-name="DefaultParagraphFont" style:family="text">
      <style:text-properties fo:color="#000000"/>
    </style:style>
    <style:style style:name="P48" style:parent-style-name="Textbody" style:family="paragraph">
      <style:text-properties fo:color="#000000"/>
    </style:style>
    <style:style style:name="P49" style:parent-style-name="Textbody" style:family="paragraph">
      <style:text-properties fo:font-weight="bold" style:font-weight-asian="bold" style:font-weight-complex="bold" fo:color="#000000"/>
    </style:style>
    <style:style style:name="P50" style:parent-style-name="Textbody" style:family="paragraph">
      <style:text-properties fo:color="#000000"/>
    </style:style>
    <style:style style:name="P51" style:parent-style-name="Textbody" style:family="paragraph">
      <style:paragraph-properties fo:margin-bottom="0.1562in"/>
      <style:text-properties fo:color="#000000"/>
    </style:style>
    <style:style style:name="P52" style:parent-style-name="Textbody" style:family="paragraph">
      <style:paragraph-properties fo:margin-bottom="0.1562in" fo:text-indent="0.4923in"/>
    </style:style>
    <style:style style:name="T53" style:parent-style-name="DefaultParagraphFont" style:family="text">
      <style:text-properties fo:color="#000000"/>
    </style:style>
    <style:style style:name="T54" style:parent-style-name="DefaultParagraphFont" style:family="text">
      <style:text-properties fo:color="#000000"/>
    </style:style>
    <style:style style:name="T55" style:parent-style-name="DefaultParagraphFont" style:family="text">
      <style:text-properties fo:color="#000000"/>
    </style:style>
    <style:style style:name="T56" style:parent-style-name="DefaultParagraphFont" style:family="text">
      <style:text-properties fo:color="#000000"/>
    </style:style>
    <style:style style:name="T57" style:parent-style-name="StrongEmphasis" style:family="text">
      <style:text-properties fo:font-weight="normal" style:font-weight-asian="normal" fo:color="#000000"/>
    </style:style>
    <style:style style:name="T58" style:parent-style-name="DefaultParagraphFont" style:family="text">
      <style:text-properties fo:color="#000000"/>
    </style:style>
    <style:style style:name="T59" style:parent-style-name="DefaultParagraphFont" style:family="text">
      <style:text-properties fo:color="#000000"/>
    </style:style>
    <style:style style:name="T60" style:parent-style-name="DefaultParagraphFont" style:family="text">
      <style:text-properties fo:color="#000000"/>
    </style:style>
    <style:style style:name="T61" style:parent-style-name="DefaultParagraphFont" style:family="text">
      <style:text-properties fo:color="#000000"/>
    </style:style>
    <style:style style:name="T62" style:parent-style-name="DefaultParagraphFont" style:family="text">
      <style:text-properties fo:color="#000000"/>
    </style:style>
    <style:style style:name="P63" style:parent-style-name="Textbody" style:family="paragraph">
      <style:paragraph-properties fo:margin-bottom="0.1562in" fo:text-indent="0.4923in"/>
    </style:style>
    <style:style style:name="T64" style:parent-style-name="DefaultParagraphFont" style:family="text">
      <style:text-properties fo:color="#000000"/>
    </style:style>
    <style:style style:name="P65" style:parent-style-name="Textbody" style:family="paragraph">
      <style:text-properties fo:font-weight="bold" style:font-weight-asian="bold"/>
    </style:style>
    <style:style style:name="P66" style:parent-style-name="Textbody" style:family="paragraph">
      <style:text-properties fo:font-weight="bold" style:font-weight-asian="bold"/>
    </style:style>
    <style:style style:name="P67" style:parent-style-name="Textbody" style:list-style-name="LFO2" style:family="paragraph"/>
    <style:style style:name="P68" style:parent-style-name="Textbody" style:list-style-name="LFO2" style:family="paragraph"/>
    <style:style style:name="P69" style:parent-style-name="Textbody" style:list-style-name="LFO2" style:family="paragraph"/>
    <style:style style:name="P70" style:parent-style-name="Textbody" style:list-style-name="LFO2" style:family="paragraph"/>
    <style:style style:name="P71" style:parent-style-name="Textbody" style:list-style-name="LFO2" style:family="paragraph"/>
    <style:style style:name="P72" style:parent-style-name="Textbody" style:list-style-name="LFO2" style:family="paragraph"/>
    <style:style style:name="P73" style:parent-style-name="Textbody" style:list-style-name="LFO2" style:family="paragraph"/>
    <style:style style:name="P74" style:parent-style-name="Textbody" style:list-style-name="LFO2" style:family="paragraph"/>
    <style:style style:name="P75" style:parent-style-name="Textbody" style:list-style-name="LFO2" style:family="paragraph"/>
    <style:style style:name="P76" style:parent-style-name="Textbody" style:list-style-name="LFO2" style:family="paragraph"/>
    <style:style style:name="P77" style:parent-style-name="Textbody" style:list-style-name="LFO2" style:family="paragraph"/>
    <style:style style:name="P78" style:parent-style-name="Textbody" style:list-style-name="LFO2" style:family="paragraph"/>
    <style:style style:name="P79" style:parent-style-name="Textbody" style:list-style-name="LFO2" style:family="paragraph"/>
    <style:style style:name="P80" style:parent-style-name="Textbody" style:list-style-name="LFO2" style:family="paragraph"/>
    <style:style style:name="P81" style:parent-style-name="Textbody" style:list-style-name="LFO2" style:family="paragraph"/>
    <style:style style:name="P82" style:parent-style-name="Textbody" style:list-style-name="LFO2" style:family="paragraph"/>
    <style:style style:name="P83" style:parent-style-name="Textbody" style:list-style-name="LFO2" style:family="paragraph"/>
    <style:style style:name="P84" style:parent-style-name="Textbody" style:list-style-name="LFO2" style:family="paragraph"/>
    <style:style style:name="P85" style:parent-style-name="Textbody" style:list-style-name="LFO2" style:family="paragraph"/>
    <style:style style:name="P86" style:parent-style-name="Textbody" style:list-style-name="LFO2" style:family="paragraph"/>
    <style:style style:name="P87" style:parent-style-name="Textbody" style:list-style-name="LFO2" style:family="paragraph"/>
    <style:style style:name="P88" style:parent-style-name="Textbody" style:list-style-name="LFO2" style:family="paragraph"/>
    <style:style style:name="P89" style:parent-style-name="Textbody" style:list-style-name="LFO2" style:family="paragraph"/>
    <style:style style:name="P90" style:parent-style-name="Textbody" style:list-style-name="LFO2" style:family="paragraph"/>
    <style:style style:name="P91" style:parent-style-name="Textbody" style:list-style-name="LFO2" style:family="paragraph"/>
    <style:style style:name="P92" style:parent-style-name="Textbody" style:list-style-name="LFO2" style:family="paragraph"/>
    <style:style style:name="P93" style:parent-style-name="Textbody" style:list-style-name="LFO2" style:family="paragraph"/>
    <style:style style:name="P94" style:parent-style-name="Textbody" style:list-style-name="LFO2" style:family="paragraph"/>
    <style:style style:name="P95" style:parent-style-name="Textbody" style:list-style-name="LFO2" style:family="paragraph"/>
    <style:style style:name="P96" style:parent-style-name="Textbody" style:family="paragraph">
      <style:text-properties fo:font-weight="bold" style:font-weight-asian="bold"/>
    </style:style>
    <style:style style:name="P97" style:parent-style-name="Textbody" style:list-style-name="LFO3" style:family="paragraph">
      <style:text-properties fo:font-weight="bold" style:font-weight-asian="bold"/>
    </style:style>
    <style:style style:name="P98" style:parent-style-name="Textbody" style:list-style-name="LFO3" style:family="paragraph">
      <style:text-properties fo:font-weight="bold" style:font-weight-asian="bold"/>
    </style:style>
  </office:automatic-styles>
  <office:body>
    <office:text text:use-soft-page-breaks="true">
      <text:p text:style-name="P1">Background for Question</text:p>
      <text:p text:style-name="Textbody"><text:span text:style-name="T2"><text:tab/>Twenty years after the firestorm created by "A Nation at Risk"</text:span><text:span text:style-name="T3"><text:s/>little overall achievement gains have been realized in America's schools and the call for higher standards continues</text:span><text:span text:style-name="T4">. Friedberg (2009), in an editorial for the<text:s/></text:span><text:span text:style-name="T5">Boston Globe</text:span><text:span text:style-name="T6">, claimed that the state of mathematics literacy and education in America i</text:span><text:span text:style-name="T7">s an actual crisis. While many researchers have noted declining college readiness among incoming freshmen, a<text:s/></text:span><text:span text:style-name="T8">preponderance of evidence exist that demonstrate<text:s/></text:span><text:span text:style-name="T9"><text:s/>incoming freshmen a</text:span><text:span text:style-name="T10">s</text:span><text:span text:style-name="T11"><text:s/>more likely to need<text:s/></text:span><text:span text:style-name="T12">“</text:span><text:span text:style-name="T13">developmental</text:span><text:span text:style-name="T14">” or “remedial” course</text:span><text:span text:style-name="T15">work<text:s/></text:span><text:span text:style-name="T16">in mathematics</text:span><text:span text:style-name="T17">, and</text:span><text:span text:style-name="T18"><text:s/>yet;<text:s/></text:span><text:span text:style-name="T19">they<text:s/></text:span><text:span text:style-name="T20">have alarmingly low levels<text:s/></text:span><text:span text:style-name="T21">for<text:s/></text:span><text:span text:style-name="T22">complet</text:span><text:span text:style-name="T23">ing</text:span><text:span text:style-name="T24"><text:s/>this coursework (Stigler,<text:s/></text:span><text:span text:style-name="T25">Given</text:span><text:span text:style-name="T26">, &amp; Thompson 2009).<text:s/></text:span></text:p>
      <text:p text:style-name="P27">Most community<text:s/>colleges<text:s/>require<text:s/>the completion of standardized assessments<text:s/>for its incoming<text:s/>students<text:s/>and as a<text:s/>result<text:s/>students are either categorized as “college-ready” and can enroll in the respective<text:s/>college-level classes or they<text:s/>are placed into developmental courses<text:s/>in writing, reading,<text:s/>or<text:s/>mathematics.<text:s/>Students are very often enrolled in multiple remedial courses, and may have to complete more than one course in each of the three areas before progressing into their first college level course.<text:s/>More students<text:s/>throughout<text:s/>the nation were in<text:s/>remediation for<text:s/>math than for either reading or writing.<text:s/><text:s/><text:s/>,<text:s/><text:span text:style-name="T28">While non-successful completion and attrition have long been recognized problems in the post-secondary educational system, the need for developmental (remedial) mathematics is now the most often recognized primary academic obstacle to student persistence and success at the post-secondary level (Shmitz 2006).<text:s/></text:span></text:p>
      <text:p text:style-name="P29">The term “developmental education” is often considered an “umbrella” term used to encompass a wide variety of learning assistance program and activities. Although it is most often refers to developmental courses. However, most colleges may include<text:s/>other services such as tutor<text:s/>programs, workshops, or services offered or required of underprepared students. This would include tutoring programs, academic assistance programs such as Supplemental Instruction,<text:s/>learning communities, computer laboratories, and counseling and advising to meet the needs of these students.</text:p>
      <text:p text:style-name="P30">Colleges and universities which admit underprepared students do so on the assumption that developmental courses can improve their preparedness for college level work (Cross, 1976; Maxwell, 1985, Roueche &amp; Snow, 1977).<text:s/>Moreover, proponents of<text:s/>developmental<text:s/>studies claim that<text:s/>if remediation were not<text:s/>provided<text:s/>for community college students,<text:s/>then institutions<text:s/>would either face failing large numbers of students or lower their academic standards to accommodate student deficiencies<text:s/>and<text:s/>most<text:s/>college administrators believe<text:s/>that neither alternative is acceptable.<text:s/>Although developmental education is costly, stakeholders in the educational community believe that a potentially successful student who fails in college and doesn't earn a technical degree or higher, is a loss of human<text:s/>capital<text:s/>and that it is necessary for society to realize that its greatest resource in today's world is having a large pool of skilled workers that knows how to write complete sentences, interpret and solve mathematical situations or engage in critical thinking is a society that cannot compete with other nations. <text:s/></text:p>
      <text:p text:style-name="P31">Despite the support that is prevalent in education for developmental education, substantial controversy surrounds its use. Supporters believe that it provides a second chance opportunity for students that would otherwise be “cut out” of higher education and potentially better career options. I comparison to these beliefs, the research literature indicates that college students who enroll in developmental courses, on average, have less favorable educational outcomes than students who enter ready for a college-level work; and there is uncertainty surrounding the effectiveness of remediating, in general Estimates suggest that public colleges spent $1-1.5 billion annual on remediation. And,<text:s/>worries about the cost and mixed results of benefits explain<text:s/>why some states have cut funding for<text:s/>remediation<text:s/>programs.<text:s/><text:s/></text:p>
      <text:p text:style-name="P32"><text:s/>.</text:p>
      <text:soft-page-break/>
      <text:p text:style-name="Textbody"><text:span text:style-name="T33"><text:tab/>The need for developmental course offerings has never been greater.<text:s/></text:span><text:span text:style-name="T34">Over 60 percent of all students entering community colleges in the United States are required to complete de</text:span><text:span text:style-name="T35">velopmental courses and a</text:span><text:span text:style-name="T36">mong these students roughly</text:span><text:span text:style-name="T37"><text:s/>70 percent<text:s/></text:span><text:span text:style-name="T38">never complete the required mathematics courses, blocking their way to higher education credentials and with them, a wide array of technical and related careers. Traditionally, only 5 percent</text:span><text:span text:style-name="T39"><text:s/>of students earn college math credit within a year of continuous enrollment</text:span><text:span text:style-name="T40"><text:s/>(</text:span><text:a xlink:href="http://www.carnegiefoundation.org/developmental-math" office:target-frame-name="_top" xlink:show="replace"><text:span text:style-name="T41">http://www.carnegiefoundation.org/</text:span><text:bookmark-start text:name="_Hlt401145839"/><text:bookmark-start text:name="_Hlt401145840"/><text:span text:style-name="T42">d</text:span><text:bookmark-end text:name="_Hlt401145839"/><text:bookmark-end text:name="_Hlt401145840"/><text:span text:style-name="T43">evelopmental-math</text:span></text:a><text:span text:style-name="T44">). Research cited in the 2008 Small American Schools rep</text:span><text:span text:style-name="T45">ort,<text:s/></text:span><text:span text:style-name="T46">Diploma to Nowhere</text:span><text:span text:style-name="T47">, suggest that over one third of all college students need developmental coursework and that, for those entering the community college, about 43% enroll in at least one developmental course.<text:s/></text:span></text:p>
      <text:p text:style-name="P48"/>
      <text:p text:style-name="P49">Remediation in the Sunshine State</text:p>
      <text:p text:style-name="P50"><text:tab/>Recent data from the Florida college system indicates that the remediation rate has remained relatively constant in that system since 1997. Despite the Florida <text:s/>numerous reforms and increased standards and testing, evidence is clear, that they had contributed little to improving student performance. Consider that in Florida, more than half of the all high school graduates who took the college placement test had to take at least one remedial class upon matriculating into one of its colleges or universities. And while many of those students struggle with basic reading and writing skills, the subject they’re most unprepared for in college is math. In the 2010-11 school year, 125,042 Florida college students needed to take a remedial math class (Florida Center for Investigative Reporting and State Impact). Florida has found that number has been growing for some time, and is more than double the number requiring remedial classes in reading (54,489) or writing (50,906).<text:s/>Among the students age 20 and over are a<text:s/>significant<text:s/>number of students that entered college at age 18 or 19, after graduating high school. Many of these students are currently enrolled in developmental courses and have not finished the required sequence. In 2010-11, 54 percent of students coming out of<text:s/>Florida<text:s/>high schools<text:s/>failed at least one subject on the Florida College System’s placement test, according to an investigation by the Florida Center for Investigative Reporting and State Impact<text:s/>Florida. That<text:s/>meant<text:s/>nearly 30,000 students – high school graduates – had to take at least one remedial course in college. <text:s/></text:p>
      <text:p text:style-name="P51"><text:tab/>There’s a price to all these students showing up at Florida’s 28 community and state colleges unprepared. The students must pay for – and the state must subsidize – the remedial coursework. The costs of remedial education, shared by students and the state, have jumped from $118 million in 2004-05 to $168 million in 2010-11.<text:s/>Students<text:s/>banished from college level courses until they complete<text:s/>a slew of remedial courses<text:s/>pay<text:s/>a cost of $300 - $500 per course. Sadly enough, the math crisis is critically damning among students coming to college straight out of high school. Some 44 percent of high school graduates who took the Florida College System’s entrance exam failed the math section in 2010-11.<text:s/>Less than a third failed in reading and writing. Remedial classes do not count toward a college degree. Each class runs an entire semester. And students cannot enroll in college classes until they pass all their remedial courses. Students who fail a remedial class are less likely to make it to the finish line of graduation.<text:s/></text:p>
      <text:p text:style-name="P52"><text:span text:style-name="T53">Florida’s remedial education needs are much greater than in many other states.<text:s/></text:span><text:span text:style-name="T54">Nationwide,</text:span><text:s/>about<text:span text:style-name="T55"><text:s/></text:span><text:span text:style-name="T56">before they can enroll in credit-bearing courses, according to the Alliance for Excellent Education, a Washington, D.C.-based</text:span><text:span text:style-name="T57"><text:s/></text:span><text:span text:style-name="T58">policy and advocacy group The numbers are particularly poor at Miami Dade College, <text:s/></text:span><text:span text:style-name="T59">where</text:span><text:span text:style-name="T60">, 63 percent of high school graduates take at least one remedial course upon enrollment.<text:s/></text:span><text:span text:style-name="T61"><text:s/>As reported by the Office of Assessment, F</text:span><text:span text:style-name="T62">lorida Department of Education “T</text:span>he average score of Florida’s students in 2013 was not significantly different from their average score in 2009 and continued to be significantly lower than that of the nation (pages 8 and<text:s/>9).” <text:s/></text:p>
      <text:p text:style-name="P63"/>
      <text:p text:style-name="Textbody"><text:span text:style-name="T64"><text:tab/></text:span>With the cost of remediation at an<text:s/>all-time<text:s/>high and <text:s/>ever increasing number of students placing into remedial courses, in 2013, the Florida Legislature passed Senate Bill 1720, resulting in what the Florida Department of Education refers to as “major developmental education reform, including increased student direct access to college-level coursework. Students who attended Florida public high schools and graduated with standard high school diplomas after 2003-04 will be exempt from common placement testing and developmental education. For those who<text:s/>are not exempt, developmental education options must be made available, meaning not a one-size-fits-all approach.”</text:p>
      <text:p text:style-name="Textbody"/>
      <text:p text:style-name="P65">The Problem:</text:p>
      <text:p text:style-name="Textbody"/>
      <text:p text:style-name="Textbody"><text:tab/>Florida Community Colleges (now Florida State Colleges) have abolished mandatory testing and placement and exempted students from developmental education. By not funding developmental education,<text:s/>a host of system-wide impacts that extend beyond students who actually are no longer in remediation can be examined.<text:s/>Consider, for<text:s/>example,<text:s/>the absence of remediation could<text:s/>result<text:s/>in<text:s/>instructors<text:s/>of academic classes that<text:s/>reduce the rigor of their courses, with less than positive outcomes for students that would otherwise be classified as non-remediated; and 2) not offering remedial courses might increase college quality diverting g resources away from standard academic courses. At present it is difficult, if not impossible to examine these effects empirically since all college, hitherto this action, offered<text:s/>remediation. Other questions of interest are as follows:</text:p>
      <text:p text:style-name="Textbody"/>
      <text:p text:style-name="P66">Questions of Interest:</text:p>
      <text:list text:style-name="LFO2" text:continue-numbering="true">
        <text:list-item>
          <text:p text:style-name="P67">Nature of the students that seek out remediation<text:s text:c="2"/>-older students returning from the workforce or new job training</text:p>
        </text:list-item>
        <text:list-item>
          <text:p text:style-name="P68">Success or passing rates of students in first college level Mathematics and Writing classes;</text:p>
        </text:list-item>
        <text:list-item>
          <text:p text:style-name="P69">Retention rates of students</text:p>
        </text:list-item>
        <text:list-item>
          <text:p text:style-name="P70">Patterns in persistence and attainment</text:p>
        </text:list-item>
        <text:list-item>
          <text:p text:style-name="P71">Longitudinal<text:s/>studies</text:p>
        </text:list-item>
        <text:list-item>
          <text:p text:style-name="P72">Academic credit hours<text:s/></text:p>
        </text:list-item>
        <text:list-item>
          <text:p text:style-name="P73">Time to degree completion</text:p>
        </text:list-item>
        <text:list-item>
          <text:p text:style-name="P74">Degree attainment</text:p>
        </text:list-item>
        <text:list-item>
          <text:p text:style-name="P75">Comparative study</text:p>
        </text:list-item>
        <text:list-item>
          <text:p text:style-name="P76">Labor market earning based on Unemployment Insurance <text:s/>- larger number of students dropping out of college and economic success</text:p>
        </text:list-item>
        <text:list-item>
          <text:p text:style-name="P77">Drop out analysis – shift to Florida’s Technical Institutes</text:p>
        </text:list-item>
        <text:list-item>
          <text:p text:style-name="P78">Who<text:s/>are<text:s/>what subgroups are<text:s/>affected<text:s/>– range of academic outcomes across a variety of academic outcomes</text:p>
        </text:list-item>
        <text:list-item>
          <text:p text:style-name="P79">Relationship between student characteristics – those passing high school placement test and enrollment decisions and success rates</text:p>
        </text:list-item>
        <text:list-item>
          <text:p text:style-name="P80">Data on SAP – sufficient academic progress across subgroups</text:p>
        </text:list-item>
        <text:list-item>
          <text:p text:style-name="P81">Currently<text:s/>there’s<text:s/>a<text:s/>concern<text:s/>that remedial courses do not confer degree-counting credits and often<text:s/></text:p>
        </text:list-item>
        <text:list-item>
          <text:p text:style-name="P82">Shifts in teaching methodologies that reflect underprepared students the enroll directly into college level courses</text:p>
        </text:list-item>
        <text:list-item>
          <text:p text:style-name="P83">Comparison of students that use non-course services such as free<text:s/>tutoring, and<text:s/>supplemental<text:s/>instruction,<text:s/>without<text:s/>taking remedial course compare to past cohorts. –<text:s/>In<text:s/>the past were offered to developmental students.</text:p>
        </text:list-item>
        <text:list-item>
          <text:p text:style-name="P84">Course grade distributions across faculty –by subject and faculty status – full-time or adjunct</text:p>
        </text:list-item>
        <text:list-item>
          <text:p text:style-name="P85">Success rates of transfer students</text:p>
        </text:list-item>
        <text:list-item>
          <text:p text:style-name="P86">Change in degree programs – transfer into less rigorous programs – decrease in program across subgroups – non-traditional students choosing not to pursue technical programs that are more <text:s/>demanding</text:p>
        </text:list-item>
        <text:list-item>
          <text:p text:style-name="P87">Course taking patterns – students enrolled in developmental courses often graduate with excessive hours; however, if students are not enrolled, will these students off-set the extra courses by repeating them until they receive passing grades (i.e. credit).</text:p>
        </text:list-item>
        <text:list-item>
          <text:p text:style-name="P88">Students that report that their goals have shifted</text:p>
        </text:list-item>
        <text:list-item>
          <text:p text:style-name="P89">Informatin about student persistence learning and attainment</text:p>
        </text:list-item>
        <text:list-item>
          <text:p text:style-name="P90">Identification of high school variables that epertain to succcessul completion o course</text:p>
        </text:list-item>
        <text:list-item>
          <text:p text:style-name="P91">Rate of successful course completion (grade C or better)<text:s/></text:p>
        </text:list-item>
        <text:list-item>
          <text:p text:style-name="P92">Enrollment from one tern to the next.</text:p>
        </text:list-item>
        <text:list-item>
          <text:p text:style-name="P93">Patterns from student evaluation of instruction – self reports learning,effort, satisfaction, academic challenge, student faculty interaction</text:p>
        </text:list-item>
        <text:list-item>
          <text:p text:style-name="P94">Shifhts in students views of academic advising</text:p>
        </text:list-item>
        <text:list-item>
          <text:p text:style-name="P95">Use of or satisfaction with computer lan<?opendocument cursor-position?></text:p>
        </text:list-item>
      </text:list>
      <text:p text:style-name="Textbody"/>
      <text:p text:style-name="P96">Survey Questions</text:p>
      <text:list text:style-name="LFO3" text:continue-numbering="true">
        <text:list-item>
          <text:p text:style-name="P97">How much of you time is psent teaching your students something they shoul already know instead of the new material you intended to teach wht they arrived in you classroom?</text:p>
        </text:list-item>
        <text:list-item>
          <text:p text:style-name="P98"/>
        </text:list-item>
      </text:list>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teve</meta:initial-creator>
    <dc:creator>Steve</dc:creator>
    <meta:creation-date>2014-10-15T21:36:00Z</meta:creation-date>
    <dc:date>2014-10-15T21:36:00Z</dc:date>
    <meta:template xlink:href="Normal.dotm" xlink:type="simple"/>
    <meta:editing-cycles>2</meta:editing-cycles>
    <meta:editing-duration>PT60S</meta:editing-duration>
    <meta:document-statistic meta:page-count="5" meta:paragraph-count="25" meta:word-count="1869" meta:character-count="12503" meta:row-count="88" meta:non-whitespace-character-count="10659"/>
  </office:meta>
</office:document-meta>
</file>